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Elena" svg:font-family="Elena"/>
    <style:font-face style:name="Lohit Devanagari1" svg:font-family="'Lohit Devanagari'"/>
    <style:font-face style:name="Source Sans Pro" svg:font-family="'Source Sans Pro', Arial, sans-serif"/>
    <style:font-face style:name="inherit" svg:font-family="inherit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2" style:family="paragraph" style:parent-style-name="Standard">
      <style:text-properties fo:font-variant="normal" fo:text-transform="none" fo:color="#000000" style:font-name="Elena" fo:font-size="14.25pt" fo:letter-spacing="normal" fo:font-style="normal" fo:font-weight="normal" officeooo:rsid="001e26f3" officeooo:paragraph-rsid="001185b9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000000" style:font-name="Elena" fo:font-size="14.25pt" fo:letter-spacing="normal" fo:font-style="normal" fo:font-weight="normal" officeooo:rsid="001e26f3" officeooo:paragraph-rsid="001185b9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paragraph-rsid="001185b9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222222"/>
    </style:style>
    <style:style style:name="T2" style:family="text">
      <style:text-properties fo:color="#222222" style:font-name="Source Sans Pro" fo:font-size="13.5pt" fo:font-weight="normal"/>
    </style:style>
    <style:style style:name="T3" style:family="text">
      <style:text-properties fo:color="#222222" style:font-name="sans-serif" fo:font-size="10.5pt"/>
    </style:style>
    <style:style style:name="T4" style:family="text">
      <style:text-properties fo:color="#222222" style:font-name="sans-serif" fo:font-size="10.5pt" fo:font-weight="bold"/>
    </style:style>
    <style:style style:name="T5" style:family="text">
      <style:text-properties fo:color="#222222" style:text-line-through-style="none" style:text-line-through-type="none" style:font-name="sans-serif" fo:font-size="10.5pt" style:text-underline-style="none" style:text-blinking="false" fo:background-color="#ffffff" loext:char-shading-value="0"/>
    </style:style>
    <style:style style:name="T6" style:family="text">
      <style:text-properties fo:color="#222222" officeooo:rsid="00137185"/>
    </style:style>
    <style:style style:name="T7" style:family="text">
      <style:text-properties fo:color="#242729" style:font-name="Arial" fo:font-size="11.25pt" fo:font-weight="normal"/>
    </style:style>
    <style:style style:name="T8" style:family="text">
      <style:text-properties fo:color="#242729" style:font-name="Arial" fo:font-size="11.25pt" fo:font-weight="normal" fo:background-color="#fff200" loext:char-shading-value="0"/>
    </style:style>
    <style:style style:name="T9" style:family="text">
      <style:text-properties fo:color="#242729" style:font-name="Arial" fo:font-size="11.25pt" fo:font-weight="normal" fo:background-color="#fff200" loext:char-shading-value="0"/>
    </style:style>
    <style:style style:name="T10" style:family="text">
      <style:text-properties fo:color="#242729" style:font-name="Arial" fo:font-size="11.25pt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14" style:family="text">
      <style:text-properties fo:color="#0b0080" style:text-line-through-style="none" style:text-line-through-type="none" style:font-name="sans-serif" fo:font-size="8.25pt" style:text-underline-style="none" style:text-blinking="false"/>
    </style:style>
    <style:style style:name="T15" style:family="text">
      <style:text-properties fo:color="#0b0080" style:text-line-through-style="none" style:text-line-through-type="none" style:font-name="sans-serif" fo:font-size="10.5pt" style:text-underline-style="none" style:text-blinking="false" fo:background-color="#ffffff" loext:char-shading-value="0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fo:background-color="#fff200" loext:char-shading-value="0" style:font-weight-asian="normal" style:font-weight-complex="normal"/>
    </style:style>
    <style:style style:name="T18" style:family="text">
      <style:text-properties fo:background-color="#fff200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"/></text:span></text:p>
      <text:p text:style-name="P4"><text:span text:style-name="Strong_20_Emphasis"><text:span text:style-name="T7">URI: Uniform Resource Identifier (URI) is a string of characters used to i</text:span></text:span><text:span text:style-name="Strong_20_Emphasis"><text:span text:style-name="T9">dentify a name or a resource on the Internet</text:span></text:span><text:span text:style-name="Strong_20_Emphasis"><text:span text:style-name="T7">. Such identification enables interaction with representations of the resource over a network (typically the World Wide Web) using specific protocols</text:span></text:span></text:p>
      <text:p text:style-name="P5">URL: In computing, a Uniform Resource Locator (URL) is a subset of the Uniform Resource Identifier (URI) that specifies where an <text:span text:style-name="T18">identified resource is available and the mechanism for retrieving it.</text:span></text:p>
      <text:p text:style-name="P5"/>
      <text:p text:style-name="P5"/>
      <text:p text:style-name="P3"><text:span text:style-name="T3">A </text:span><text:span text:style-name="T4">Uniform Resource Locator </text:span><text:span text:style-name="T3">(</text:span><text:span text:style-name="T4">URL</text:span><text:span text:style-name="T3">), colloquially termed a </text:span><text:span text:style-name="T4">web address</text:span><text:span text:style-name="T3">,</text:span><text:bookmark text:name="cite_ref-FOOTNOTEW3C2009_1-0"/><text:a xlink:type="simple" xlink:href="https://en.wikipedia.org/wiki/URL#cite_note-FOOTNOTEW3C2009-1" text:style-name="Internet_20_link" text:visited-style-name="Visited_20_Internet_20_Link"><text:span text:style-name="T14">[1]</text:span></text:a><text:span text:style-name="T1"> </text:span><text:span text:style-name="T3">is a reference to a </text:span><text:a xlink:type="simple" xlink:href="https://en.wikipedia.org/wiki/Web_resource" text:style-name="Internet_20_link" text:visited-style-name="Visited_20_Internet_20_Link"><text:span text:style-name="T15">web resource</text:span></text:a><text:span text:style-name="T5"> </text:span><text:span text:style-name="T3">that specifies its location on a </text:span><text:a xlink:type="simple" xlink:href="https://en.wikipedia.org/wiki/Computer_network" text:style-name="Internet_20_link" text:visited-style-name="Visited_20_Internet_20_Link"><text:span text:style-name="T15">computer network</text:span></text:a><text:span text:style-name="T1"> </text:span><text:span text:style-name="T3">and a mechanism for retrieving it.</text:span></text:p>
      <text:p text:style-name="P5"/>
      <text:p text:style-name="P5"/>
      <text:p text:style-name="P5"/>
      <text:p text:style-name="P7"><text:span text:style-name="Strong_20_Emphasis"><text:span text:style-name="T12">Example</text:span></text:span></text:p>
      <text:p text:style-name="P5">To identify a specific resource and how to access it - in all completeness</text:p>
      <text:p text:style-name="P1"><text:span text:style-name="Source_20_Text"><text:span text:style-name="T13">URI: mysql:</text:span></text:span><text:a xlink:type="simple" xlink:href="mailto://localhost@databasename" text:style-name="Internet_20_link" text:visited-style-name="Visited_20_Internet_20_Link"><text:span text:style-name="Source_20_Text">//localhost@databasename</text:span></text:a><text:span text:style-name="Source_20_Text"><text:span text:style-name="T13">:password</text:span></text:span></text:p>
      <text:p text:style-name="P5"/>
      <text:p text:style-name="P5">The URL shows you where you can find the database on the internet and which protocol you should use.</text:p>
      <text:p text:style-name="P1"><text:span text:style-name="Source_20_Text"><text:span text:style-name="T13">URL: mysql://localhost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4"><text:span text:style-name="Strong_20_Emphasis"><text:span text:style-name="T10">URI</text:span></text:span><text:span text:style-name="Strong_20_Emphasis"><text:span text:style-name="T7"> = Tells you in which hotel you should go to sleep.</text:span></text:span></text:p>
      <text:p text:style-name="P6"><text:span text:style-name="T11">URL</text:span> = Tells you in which room in what hotel you should go to sleep.</text:p>
      <text:p text:style-name="P2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Elena" svg:font-family="Elena"/>
    <style:font-face style:name="Lohit Devanagari1" svg:font-family="'Lohit Devanagari'"/>
    <style:font-face style:name="Source Sans Pro" svg:font-family="'Source Sans Pro', Arial, sans-serif"/>
    <style:font-face style:name="inherit" svg:font-family="inherit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8:18:27.485729320</meta:creation-date>
    <dc:date>2019-12-15T18:25:59.869246306</dc:date>
    <meta:editing-duration>PT7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68" meta:character-count="1022" meta:non-whitespace-character-count="864"/>
  </office:meta>
</office:document-meta>
</file>